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cm"/>
    </style:style>
    <style:style style:name="gr3" style:family="graphic" style:parent-style-name="standard">
      <style:graphic-properties draw:stroke="none" draw:fill="none" fo:min-height="0.397cm"/>
    </style:style>
    <style:style style:name="gr4" style:family="graphic" style:parent-style-name="standard">
      <style:graphic-properties draw:stroke="none" draw:fill="none" fo:min-height="0.553cm"/>
    </style:style>
    <style:style style:name="gr5" style:family="graphic" style:parent-style-name="standard">
      <style:graphic-properties draw:stroke="none" draw:fill="none" fo:min-height="0.522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draw:fill="none" fo:min-height="0.447cm"/>
    </style:style>
    <style:style style:name="gr8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4" style:family="paragraph">
      <style:paragraph-properties fo:text-align="end"/>
    </style:style>
    <style:style style:name="P5" style:family="paragraph">
      <style:paragraph-properties fo:text-align="center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ath draw:style-name="gr1" draw:text-style-name="P1" draw:layer="layout" svg:width="1.643cm" svg:height="0.623cm" svg:x="3.712cm" svg:y="1.829cm" svg:viewBox="0 0 1644 624" svg:d="m4 121h520zm-524 369h520zm581-174h543zm-822-316c142 0 285 155 285 311s-143 313-285 313h-283v-624zm0 0zm568 624z">
          <text:p/>
        </draw:path>
        <draw:frame draw:style-name="gr2" draw:text-style-name="P2" draw:layer="layout" svg:width="0.688cm" svg:height="0.802cm" svg:x="3.667cm" svg:y="1.767cm">
          <draw:text-box>
            <text:p><text:span text:style-name="T1">b</text:span></text:p>
          </draw:text-box>
        </draw:frame>
        <draw:frame draw:style-name="gr3" draw:text-style-name="P2" draw:layer="layout" svg:width="0.637cm" svg:height="0.802cm" svg:x="3.645cm" svg:y="1.393cm">
          <draw:text-box>
            <text:p><text:span text:style-name="T1">a</text:span></text:p>
          </draw:text-box>
        </draw:frame>
        <draw:frame draw:style-name="gr4" draw:text-style-name="P2" draw:layer="layout" svg:width="0.637cm" svg:height="0.803cm" svg:x="4.755cm" svg:y="1.509cm">
          <draw:text-box draw:corner-radius="0.059cm">
            <text:p><text:span text:style-name="T1">c</text:span></text:p>
          </draw:text-box>
        </draw:frame>
        <draw:frame draw:style-name="gr5" draw:text-style-name="P3" draw:layer="layout" svg:width="1.898cm" svg:height="0.772cm" svg:x="0.605cm" svg:y="0.582cm">
          <draw:text-box>
            <text:p><text:span text:style-name="T2">a <text:s text:c="4"/>b <text:s text:c="4"/>c</text:span></text:p>
          </draw:text-box>
        </draw:frame>
        <draw:frame draw:style-name="gr6" xml:id="id2" draw:id="id2" draw:layer="layout" svg:width="1.071cm" svg:height="1.279cm" svg:x="0.664cm" svg:y="1.12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.131cm" svg:height="1.279cm" svg:x="6.111cm" svg:y="1.34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0.56cm" svg:height="0.47cm" svg:x="4.214cm" svg:y="1.90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xml:id="id1" draw:id="id1" draw:layer="layout" svg:width="2.517cm" svg:height="1.141cm" svg:x="2.168cm" svg:y="0.414cm">
          <draw:text-box>
            <text:p text:style-name="P4"><text:span text:style-name="T2">اور گیٹ کی فہرستِ درستگی</text:span><text:span text:style-name="T2"> </text:span></text:p>
          </draw:text-box>
        </draw:frame>
        <draw:connector draw:style-name="gr8" draw:text-style-name="P5" draw:layer="layout" draw:type="curve" svg:x1="3.426cm" svg:y1="1.555cm" svg:x2="1.735cm" svg:y2="1.765cm" draw:start-shape="id1" draw:start-glue-point="2" draw:end-shape="id2" draw:end-glue-point="1" svg:d="m3426 1555c0 140-563 210-1691 210">
          <text:p/>
        </draw:connector>
        <draw:frame draw:style-name="gr7" draw:layer="layout" svg:width="2.517cm" svg:height="0.697cm" svg:x="5.423cm" svg:y="0.777cm">
          <draw:text-box>
            <text:p text:style-name="P4"><text:span text:style-name="T2">دہری اعداد کا ضرب</text:span><text:span text:style-name="T2"> </text:span></text:p>
          </draw:text-box>
        </draw:frame>
        <draw:frame draw:style-name="gr6" draw:layer="layout" svg:width="1.602cm" svg:height="0.47cm" svg:x="3.582cm" svg:y="2.56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1-13T14:21:40</dc:date>
    <dc:creator>khalid khan</dc:creator>
    <meta:editing-duration>PT5H13M58S</meta:editing-duration>
    <meta:editing-cycles>23</meta:editing-cycles>
    <meta:generator>LibreOffice/3.4$Linux LibreOffice_project/340m1$Build-402</meta:generator>
    <meta:document-statistic meta:object-count="12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</mrow>
          </mtd>
        </mtr>
      </mtable>
    </mrow>
    <annotation encoding="StarMath 5.0">stack{alignl 0 phantom{0} 0 phantom{0} 0 # alignl 0 phantom{0} 1 phantom{0} 0 # alignl 1 phantom{0} 0 phantom{0} 0 # alignl 1 phantom{0} 1 phantom{0} 1}</annotation>
  </semantics>
</math>
</file>

<file path=Object 2/content.xml><?xml version="1.0" encoding="utf-8"?>
<math xmlns="http://www.w3.org/1998/Math/MathML">
  <semantics>
    <mrow>
      <mtable>
        <mtr>
          <mtd>
            <mrow>
              <mrow>
                <mrow>
                  <mn>0</mn>
                  <mo stretchy="false">×</mo>
                  <mn>0</mn>
                </mrow>
                <mo stretchy="false">=</mo>
                <mn>0</mn>
              </mrow>
            </mrow>
          </mtd>
        </mtr>
        <mtr>
          <mtd>
            <mrow>
              <mrow>
                <mrow>
                  <mn>0</mn>
                  <mo stretchy="false">×</mo>
                  <mn>1</mn>
                </mrow>
                <mo stretchy="false">=</mo>
                <mn>0</mn>
              </mrow>
            </mrow>
          </mtd>
        </mtr>
        <mtr>
          <mtd>
            <mrow>
              <mrow>
                <mrow>
                  <mn>1</mn>
                  <mo stretchy="false">×</mo>
                  <mn>0</mn>
                </mrow>
                <mo stretchy="false">=</mo>
                <mn>0</mn>
              </mrow>
            </mrow>
          </mtd>
        </mtr>
        <mtr>
          <mtd>
            <mrow>
              <mrow>
                <mrow>
                  <mn>1</mn>
                  <mo stretchy="false">×</mo>
                  <mn>1</mn>
                </mrow>
                <mo stretchy="false">=</mo>
                <mn>1</mn>
              </mrow>
            </mrow>
          </mtd>
        </mtr>
      </mtable>
    </mrow>
    <annotation encoding="StarMath 5.0">stack{alignl 0 times 0 = 0 # alignl 0 times 1=0 # alignl 1 times 0=0 # alignl 1 times 1 =1}</annotation>
  </semantics>
</math>
</file>

<file path=Object 3/content.xml><?xml version="1.0" encoding="utf-8"?>
<math xmlns="http://www.w3.org/1998/Math/MathML">
  <semantics>
    <mrow>
      <mrow>
        <mrow/>
        <mo stretchy="false">×</mo>
        <mrow/>
      </mrow>
    </mrow>
    <annotation encoding="StarMath 5.0">{} times {}</annotation>
  </semantics>
</math>
</file>

<file path=Object 4/content.xml><?xml version="1.0" encoding="utf-8"?>
<math xmlns="http://www.w3.org/1998/Math/MathML">
  <semantics>
    <mrow>
      <mrow>
        <mi>c</mi>
        <mo stretchy="false">=</mo>
        <mrow>
          <mi>a</mi>
          <mo stretchy="false">×</mo>
          <mi>b</mi>
        </mrow>
      </mrow>
    </mrow>
    <annotation encoding="StarMath 5.0">c=a times b</annotation>
  </semantics>
</math>
</file>